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55pt"/>
    </style:style>
    <style:style style:name="co2" style:family="table-column">
      <style:table-column-properties fo:break-before="auto" style:column-width="281.25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87.76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113.24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127.5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80.25pt"/>
    </style:style>
    <style:style style:name="co12" style:family="table-column">
      <style:table-column-properties fo:break-before="auto" style:column-width="137.25pt"/>
    </style:style>
    <style:style style:name="co13" style:family="table-column">
      <style:table-column-properties fo:break-before="auto" style:column-width="134.25pt"/>
    </style:style>
    <style:style style:name="co14" style:family="table-column">
      <style:table-column-properties fo:break-before="auto" style:column-width="97.51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38.24pt"/>
    </style:style>
    <style:style style:name="co17" style:family="table-column">
      <style:table-column-properties fo:break-before="auto" style:column-width="60.75pt"/>
    </style:style>
    <style:style style:name="co18" style:family="table-column">
      <style:table-column-properties fo:break-before="auto" style:column-width="10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57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8cba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5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1" office:value-type="string" calcext:value-type="string">
            <text:p>Función</text:p>
          </table:table-cell>
          <table:table-cell table:style-name="ce11" office:value-type="string" calcext:value-type="string">
            <text:p>Número de campos</text:p>
          </table:table-cell>
          <table:table-cell table:style-name="ce11" office:value-type="string" calcext:value-type="string">
            <text:p>Objetos</text:p>
          </table:table-cell>
          <table:table-cell table:style-name="ce11" office:value-type="string" calcext:value-type="string">
            <text:p>Complejidad</text:p>
          </table:table-cell>
          <table:table-cell table:style-name="ce11" office:value-type="string" calcext:value-type="string">
            <text:p>Acciones</text:p>
          </table:table-cell>
          <table:table-cell table:style-name="ce11" office:value-type="string" calcext:value-type="string">
            <text:p>Horas dedicadas</text:p>
          </table:table-cell>
          <table:table-cell table:style-name="ce11" office:value-type="string" calcext:value-type="string">
            <text:p>Costo</text:p>
          </table:table-cell>
          <table:table-cell table:style-name="ce37"/>
          <table:table-cell table:style-name="ce38" office:value-type="string" calcext:value-type="string">
            <text:p>Baja</text:p>
          </table:table-cell>
          <table:table-cell table:style-name="ce39" office:value-type="float" office:value="2" calcext:value-type="float">
            <text:p>2</text:p>
          </table:table-cell>
          <table:table-cell table:style-name="ce1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5">
            <text:p>Registro de usuarios</text:p>
          </table:table-cell>
          <table:table-cell table:style-name="ce12" office:value-type="string" calcext:value-type="string">
            <text:p>CRUD Visitant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IF([.C2]&lt;6;IF([.D2]=2;&quot;media&quot;;IF([.D2]&gt;2;&quot;alta&quot;;&quot;baja&quot;));IF([.C2]&lt;11;IF([.D2]&gt;2;&quot;alta&quot;;&quot;media&quot;);IF([.D2]&gt;2;&quot;muy alta&quot;;&quot;alta&quot;)))" office:value-type="string" office:string-value="alta" calcext:value-type="string">
            <text:p>alta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IF([.E2]=&quot;baja&quot;;[.F2]*[.$K$1];IF([.E2]=&quot;media&quot;;[.F2]*[.$K$2];IF([.E2]=&quot;alta&quot;;[.F2]*[.$K$3];[.F2]*[.$K$4])))" office:value-type="float" office:value="20" calcext:value-type="float">
            <text:p>20</text:p>
          </table:table-cell>
          <table:table-cell table:style-name="ce31" table:formula="of:=ROUND([.G2]*[.$O$15];0)" office:value-type="float" office:value="1388156" calcext:value-type="float">
            <text:p>1,388,156</text:p>
          </table:table-cell>
          <table:table-cell table:style-name="ce37"/>
          <table:table-cell table:style-name="ce38" office:value-type="string" calcext:value-type="string">
            <text:p>Media</text:p>
          </table:table-cell>
          <table:table-cell table:style-name="ce39" office:value-type="float" office:value="3" calcext:value-type="float">
            <text:p>3</text:p>
          </table:table-cell>
          <table:table-cell table:style-name="ce19" table:number-columns-repeated="15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CRUD Empleado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C3]&lt;6;IF([.D3]=2;&quot;media&quot;;IF([.D3]&gt;2;&quot;alta&quot;;&quot;baja&quot;));IF([.C3]&lt;11;IF([.D3]&gt;2;&quot;alta&quot;;&quot;media&quot;);IF([.D3]&gt;2;&quot;muy alta&quot;;&quot;alta&quot;)))" office:value-type="string" office:string-value="muy alta" calcext:value-type="string">
            <text:p>muy alta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E3]=&quot;baja&quot;;[.F3]*[.$K$1];IF([.E3]=&quot;media&quot;;[.F3]*[.$K$2];IF([.E3]=&quot;alta&quot;;[.F3]*[.$K$3];[.F3]*[.$K$4])))" office:value-type="float" office:value="40" calcext:value-type="float">
            <text:p>40</text:p>
          </table:table-cell>
          <table:table-cell table:style-name="ce32" table:formula="of:=ROUND([.G3]*[.$O$15];0)" office:value-type="float" office:value="2776312" calcext:value-type="float">
            <text:p>2,776,312</text:p>
          </table:table-cell>
          <table:table-cell table:style-name="ce37"/>
          <table:table-cell table:style-name="ce38" office:value-type="string" calcext:value-type="string">
            <text:p>Alta</text:p>
          </table:table-cell>
          <table:table-cell table:style-name="ce39" office:value-type="float" office:value="5" calcext:value-type="float">
            <text:p>5</text:p>
          </table:table-cell>
          <table:table-cell table:style-name="ce19" table:number-columns-repeated="15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CRUD Recluso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C4]&lt;6;IF([.D4]=2;&quot;media&quot;;IF([.D4]&gt;2;&quot;alta&quot;;&quot;baja&quot;));IF([.C4]&lt;11;IF([.D4]&gt;2;&quot;alta&quot;;&quot;media&quot;);IF([.D4]&gt;2;&quot;muy alta&quot;;&quot;alta&quot;)))" office:value-type="string" office:string-value="muy alta" calcext:value-type="string">
            <text:p>muy alta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E4]=&quot;baja&quot;;[.F4]*[.$K$1];IF([.E4]=&quot;media&quot;;[.F4]*[.$K$2];IF([.E4]=&quot;alta&quot;;[.F4]*[.$K$3];[.F4]*[.$K$4])))" office:value-type="float" office:value="40" calcext:value-type="float">
            <text:p>40</text:p>
          </table:table-cell>
          <table:table-cell table:style-name="ce32" table:formula="of:=ROUND([.G4]*[.$O$15];0)" office:value-type="float" office:value="2776312" calcext:value-type="float">
            <text:p>2,776,312</text:p>
          </table:table-cell>
          <table:table-cell table:style-name="ce37"/>
          <table:table-cell table:style-name="ce38" office:value-type="string" calcext:value-type="string">
            <text:p>Muy alta</text:p>
          </table:table-cell>
          <table:table-cell table:style-name="ce39" office:value-type="float" office:value="10" calcext:value-type="float">
            <text:p>10</text:p>
          </table:table-cell>
          <table:table-cell table:style-name="ce19" table:number-columns-repeated="15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Autenticar acceso 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C5]&lt;6;IF([.D5]=2;&quot;media&quot;;IF([.D5]&gt;2;&quot;alta&quot;;&quot;baja&quot;));IF([.C5]&lt;11;IF([.D5]&gt;2;&quot;alta&quot;;&quot;media&quot;);IF([.D5]&gt;2;&quot;muy alta&quot;;&quot;alta&quot;)))" office:value-type="string" office:string-value="muy alta" calcext:value-type="string">
            <text:p>muy alta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E5]=&quot;baja&quot;;[.F5]*[.$K$1];IF([.E5]=&quot;media&quot;;[.F5]*[.$K$2];IF([.E5]=&quot;alta&quot;;[.F5]*[.$K$3];[.F5]*[.$K$4])))" office:value-type="float" office:value="20" calcext:value-type="float">
            <text:p>20</text:p>
          </table:table-cell>
          <table:table-cell table:style-name="ce32" table:formula="of:=ROUND([.G5]*[.$O$15];0)" office:value-type="float" office:value="1388156" calcext:value-type="float">
            <text:p>1,388,156</text:p>
          </table:table-cell>
          <table:table-cell table:style-name="ce37"/>
          <table:table-cell table:style-name="ce19" table:number-columns-repeated="17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Gestionar permiso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IF([.C6]&lt;6;IF([.D6]=2;&quot;media&quot;;IF([.D6]&gt;2;&quot;alta&quot;;&quot;baja&quot;));IF([.C6]&lt;11;IF([.D6]&gt;2;&quot;alta&quot;;&quot;media&quot;);IF([.D6]&gt;2;&quot;muy alta&quot;;&quot;alta&quot;)))" office:value-type="string" office:string-value="muy alta" calcext:value-type="string">
            <text:p>muy alta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IF([.E6]=&quot;baja&quot;;[.F6]*[.$K$1];IF([.E6]=&quot;media&quot;;[.F6]*[.$K$2];IF([.E6]=&quot;alta&quot;;[.F6]*[.$K$3];[.F6]*[.$K$4])))" office:value-type="float" office:value="30" calcext:value-type="float">
            <text:p>30</text:p>
          </table:table-cell>
          <table:table-cell table:style-name="ce33" table:formula="of:=ROUND([.G6]*[.$O$15];0)" office:value-type="float" office:value="2082234" calcext:value-type="float">
            <text:p>2,082,234</text:p>
          </table:table-cell>
          <table:table-cell table:style-name="ce37"/>
          <table:table-cell table:style-name="ce38" office:value-type="string" calcext:value-type="string">
            <text:p>Factor nomina</text:p>
          </table:table-cell>
          <table:table-cell table:style-name="ce39" office:value-type="float" office:value="2.55" calcext:value-type="float">
            <text:p>2.55</text:p>
          </table:table-cell>
          <table:table-cell table:style-name="ce1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olicitud de visita</text:p>
          </table:table-cell>
          <table:table-cell table:style-name="ce15" office:value-type="string" calcext:value-type="string">
            <text:p>CRUD Solicitu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([.C7]&lt;6;IF([.D7]=2;&quot;media&quot;;IF([.D7]&gt;2;&quot;alta&quot;;&quot;baja&quot;));IF([.C7]&lt;11;IF([.D7]&gt;2;&quot;alta&quot;;&quot;media&quot;);IF([.D7]&gt;2;&quot;muy alta&quot;;&quot;alta&quot;)))" office:value-type="string" office:string-value="alta" calcext:value-type="string">
            <text:p>alta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IF([.E7]=&quot;baja&quot;;[.F7]*[.$K$1];IF([.E7]=&quot;media&quot;;[.F7]*[.$K$2];IF([.E7]=&quot;alta&quot;;[.F7]*[.$K$3];[.F7]*[.$K$4])))" office:value-type="float" office:value="35" calcext:value-type="float">
            <text:p>35</text:p>
          </table:table-cell>
          <table:table-cell table:style-name="ce34" table:formula="of:=ROUND([.G7]*[.$O$15];0)" office:value-type="float" office:value="2429273" calcext:value-type="float">
            <text:p>2,429,273</text:p>
          </table:table-cell>
          <table:table-cell table:style-name="ce37"/>
          <table:table-cell table:style-name="ce38" office:value-type="string" calcext:value-type="string">
            <text:p>Total horas tarea</text:p>
          </table:table-cell>
          <table:table-cell table:style-name="ce39" office:value-type="float" office:value="7" calcext:value-type="float">
            <text:p>7</text:p>
          </table:table-cell>
          <table:table-cell table:style-name="ce1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2">
            <text:p>Verificación de requerimientos de visitante</text:p>
          </table:table-cell>
          <table:table-cell table:style-name="ce12" office:value-type="string" calcext:value-type="string">
            <text:p>Notificar recepción de solicitud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IF([.C8]&lt;6;IF([.D8]=2;&quot;media&quot;;IF([.D8]&gt;2;&quot;alta&quot;;&quot;baja&quot;));IF([.C8]&lt;11;IF([.D8]&gt;2;&quot;alta&quot;;&quot;media&quot;);IF([.D8]&gt;2;&quot;muy alta&quot;;&quot;alta&quot;)))" office:value-type="string" office:string-value="alta" calcext:value-type="string">
            <text:p>alta</text:p>
          </table:table-cell>
          <table:table-cell table:style-name="ce25" office:value-type="float" office:value="2" calcext:value-type="float">
            <text:p>2</text:p>
          </table:table-cell>
          <table:table-cell table:style-name="ce20" table:formula="of:=IF([.E8]=&quot;baja&quot;;[.F8]*[.$K$1];IF([.E8]=&quot;media&quot;;[.F8]*[.$K$2];IF([.E8]=&quot;alta&quot;;[.F8]*[.$K$3];[.F8]*[.$K$4])))" office:value-type="float" office:value="10" calcext:value-type="float">
            <text:p>10</text:p>
          </table:table-cell>
          <table:table-cell table:style-name="ce31" table:formula="of:=ROUND([.G8]*[.$O$15];0)" office:value-type="float" office:value="694078" calcext:value-type="float">
            <text:p>694,078</text:p>
          </table:table-cell>
          <table:table-cell table:style-name="ce37"/>
          <table:table-cell table:style-name="ce19"/>
          <table:table-cell table:style-name="ce40" office:value-type="string" calcext:value-type="string">
            <text:p>horas tarea</text:p>
          </table:table-cell>
          <table:table-cell table:style-name="ce40" office:value-type="string" calcext:value-type="string">
            <text:p>costo mes ingeniero</text:p>
          </table:table-cell>
          <table:table-cell table:style-name="ce40" office:value-type="string" calcext:value-type="string">
            <text:p>valor mes ingeniero</text:p>
          </table:table-cell>
          <table:table-cell table:style-name="ce40" office:value-type="string" calcext:value-type="string">
            <text:p>valor tarea</text:p>
          </table:table-cell>
          <table:table-cell table:style-name="ce40" office:value-type="string" calcext:value-type="string">
            <text:p>valor hora ingeniero</text:p>
          </table:table-cell>
          <table:table-cell table:style-name="ce19" table:number-columns-repeated="11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CRUD Validación</text:p>
          </table:table-cell>
          <table:table-cell table:style-name="ce22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2" table:formula="of:=IF([.C9]&lt;6;IF([.D9]=2;&quot;media&quot;;IF([.D9]&gt;2;&quot;alta&quot;;&quot;baja&quot;));IF([.C9]&lt;11;IF([.D9]&gt;2;&quot;alta&quot;;&quot;media&quot;);IF([.D9]&gt;2;&quot;muy alta&quot;;&quot;alta&quot;)))" office:value-type="string" office:string-value="muy alta" calcext:value-type="string">
            <text:p>muy alta</text:p>
          </table:table-cell>
          <table:table-cell table:style-name="ce26" office:value-type="float" office:value="4" calcext:value-type="float">
            <text:p>4</text:p>
          </table:table-cell>
          <table:table-cell table:style-name="ce22" table:formula="of:=IF([.E9]=&quot;baja&quot;;[.F9]*[.$K$1];IF([.E9]=&quot;media&quot;;[.F9]*[.$K$2];IF([.E9]=&quot;alta&quot;;[.F9]*[.$K$3];[.F9]*[.$K$4])))" office:value-type="float" office:value="40" calcext:value-type="float">
            <text:p>40</text:p>
          </table:table-cell>
          <table:table-cell table:style-name="ce33" table:formula="of:=ROUND([.G9]*[.$O$15];0)" office:value-type="float" office:value="2776312" calcext:value-type="float">
            <text:p>2,776,312</text:p>
          </table:table-cell>
          <table:table-cell table:style-name="ce37" office:value-type="float" office:value="3" calcext:value-type="float">
            <text:p>3.00 </text:p>
          </table:table-cell>
          <table:table-cell table:style-name="ce38" office:value-type="string" calcext:value-type="string">
            <text:p>administración</text:p>
          </table:table-cell>
          <table:table-cell table:style-name="ce39" table:formula="of:=+[.K7]*0.11" office:value-type="string" office:string-value="0.77" calcext:value-type="string">
            <text:p>0.77</text:p>
          </table:table-cell>
          <table:table-cell table:style-name="ce41" office:value-type="float" office:value="5000000" calcext:value-type="float">
            <text:p>5,000,000</text:p>
          </table:table-cell>
          <table:table-cell table:style-name="ce41" table:formula="of:=+[.L9]*[.$K$6]" office:value-type="float" office:value="12750000" calcext:value-type="float">
            <text:p>12,750,000</text:p>
          </table:table-cell>
          <table:table-cell table:style-name="ce43" table:formula="of:=+[.M9]/160*[.K9]" office:value-type="float" office:value="61359.375" calcext:value-type="float">
            <text:p>61,359.38</text:p>
          </table:table-cell>
          <table:table-cell table:style-name="ce44" table:formula="of:=+[.M9]/160" office:value-type="float" office:value="79687.5" calcext:value-type="float">
            <text:p>79,687.50 </text:p>
          </table:table-cell>
          <table:table-cell table:style-name="ce45"/>
          <table:table-cell table:style-name="ce19" table:number-columns-repeated="1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2">
            <text:p>Agendamiento de citas</text:p>
          </table:table-cell>
          <table:table-cell table:style-name="ce12" office:value-type="string" calcext:value-type="string">
            <text:p>Notificar repuesta de solicitud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IF([.C10]&lt;6;IF([.D10]=2;&quot;media&quot;;IF([.D10]&gt;2;&quot;alta&quot;;&quot;baja&quot;));IF([.C10]&lt;11;IF([.D10]&gt;2;&quot;alta&quot;;&quot;media&quot;);IF([.D10]&gt;2;&quot;muy alta&quot;;&quot;alta&quot;)))" office:value-type="string" office:string-value="alta" calcext:value-type="string">
            <text:p>alta</text:p>
          </table:table-cell>
          <table:table-cell table:style-name="ce25" office:value-type="float" office:value="2" calcext:value-type="float">
            <text:p>2</text:p>
          </table:table-cell>
          <table:table-cell table:style-name="ce20" table:formula="of:=IF([.E10]=&quot;baja&quot;;[.F10]*[.$K$1];IF([.E10]=&quot;media&quot;;[.F10]*[.$K$2];IF([.E10]=&quot;alta&quot;;[.F10]*[.$K$3];[.F10]*[.$K$4])))" office:value-type="float" office:value="10" calcext:value-type="float">
            <text:p>10</text:p>
          </table:table-cell>
          <table:table-cell table:style-name="ce31" table:formula="of:=ROUND([.G10]*[.$O$15];0)" office:value-type="float" office:value="694078" calcext:value-type="float">
            <text:p>694,078</text:p>
          </table:table-cell>
          <table:table-cell table:style-name="ce37"/>
          <table:table-cell table:style-name="ce38" office:value-type="string" calcext:value-type="string">
            <text:p>diseño</text:p>
          </table:table-cell>
          <table:table-cell table:style-name="ce39" table:formula="of:=+[.K7]*0.11" office:value-type="string" office:string-value="0.77" calcext:value-type="string">
            <text:p>0.77</text:p>
          </table:table-cell>
          <table:table-cell table:style-name="ce41" office:value-type="float" office:value="3500000" calcext:value-type="float">
            <text:p>3,500,000</text:p>
          </table:table-cell>
          <table:table-cell table:style-name="ce41" table:formula="of:=+[.L10]*[.$K$6]" office:value-type="float" office:value="8925000" calcext:value-type="float">
            <text:p>8,925,000</text:p>
          </table:table-cell>
          <table:table-cell table:style-name="ce43" table:formula="of:=+[.M10]/160*[.K10]" office:value-type="float" office:value="42951.5625" calcext:value-type="float">
            <text:p>42,951.56</text:p>
          </table:table-cell>
          <table:table-cell table:style-name="ce44" table:formula="of:=+[.M10]/160" office:value-type="float" office:value="55781.25" calcext:value-type="float">
            <text:p>55,781.25 </text:p>
          </table:table-cell>
          <table:table-cell table:style-name="ce45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Desplegar boletín de Recomendacione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IF([.C11]&lt;6;IF([.D11]=2;&quot;media&quot;;IF([.D11]&gt;2;&quot;alta&quot;;&quot;baja&quot;));IF([.C11]&lt;11;IF([.D11]&gt;2;&quot;alta&quot;;&quot;media&quot;);IF([.D11]&gt;2;&quot;muy alta&quot;;&quot;alta&quot;)))" office:value-type="string" office:string-value="alta" calcext:value-type="string">
            <text:p>alta</text:p>
          </table:table-cell>
          <table:table-cell table:style-name="ce26" office:value-type="float" office:value="2" calcext:value-type="float">
            <text:p>2</text:p>
          </table:table-cell>
          <table:table-cell table:style-name="ce22" table:formula="of:=IF([.E11]=&quot;baja&quot;;[.F11]*[.$K$1];IF([.E11]=&quot;media&quot;;[.F11]*[.$K$2];IF([.E11]=&quot;alta&quot;;[.F11]*[.$K$3];[.F11]*[.$K$4])))" office:value-type="float" office:value="10" calcext:value-type="float">
            <text:p>10</text:p>
          </table:table-cell>
          <table:table-cell table:style-name="ce33" table:formula="of:=ROUND([.G11]*[.$O$15];0)" office:value-type="float" office:value="694078" calcext:value-type="float">
            <text:p>694,078</text:p>
          </table:table-cell>
          <table:table-cell table:style-name="ce37"/>
          <table:table-cell table:style-name="ce38" office:value-type="string" calcext:value-type="string">
            <text:p>desarrollo</text:p>
          </table:table-cell>
          <table:table-cell table:style-name="ce39" table:formula="of:=+[.K7]*0.44" office:value-type="string" office:string-value="3.08" calcext:value-type="string">
            <text:p>3.08</text:p>
          </table:table-cell>
          <table:table-cell table:style-name="ce41" office:value-type="float" office:value="5000000" calcext:value-type="float">
            <text:p>5,000,000</text:p>
          </table:table-cell>
          <table:table-cell table:style-name="ce41" table:formula="of:=+[.L11]*[.$K$6]" office:value-type="float" office:value="12750000" calcext:value-type="float">
            <text:p>12,750,000</text:p>
          </table:table-cell>
          <table:table-cell table:style-name="ce43" table:formula="of:=+[.M11]/160*[.K11]" office:value-type="float" office:value="245437.5" calcext:value-type="float">
            <text:p>245,437.50</text:p>
          </table:table-cell>
          <table:table-cell table:style-name="ce44" table:formula="of:=+[.M11]/160" office:value-type="float" office:value="79687.5" calcext:value-type="float">
            <text:p>79,687.50 </text:p>
          </table:table-cell>
          <table:table-cell table:style-name="ce45"/>
          <table:table-cell table:style-name="ce19" table:number-columns-repeated="1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4">
            <text:p>Documentos</text:p>
          </table:table-cell>
          <table:table-cell table:style-name="ce12" office:value-type="string" calcext:value-type="string">
            <text:p>Cargar archivos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IF([.C12]&lt;6;IF([.D12]=2;&quot;media&quot;;IF([.D12]&gt;2;&quot;alta&quot;;&quot;baja&quot;));IF([.C12]&lt;11;IF([.D12]&gt;2;&quot;alta&quot;;&quot;media&quot;);IF([.D12]&gt;2;&quot;muy alta&quot;;&quot;alta&quot;)))" office:value-type="string" office:string-value="alta" calcext:value-type="string">
            <text:p>alta</text:p>
          </table:table-cell>
          <table:table-cell table:style-name="ce25" office:value-type="float" office:value="3" calcext:value-type="float">
            <text:p>3</text:p>
          </table:table-cell>
          <table:table-cell table:style-name="ce20" table:formula="of:=IF([.E12]=&quot;baja&quot;;[.F12]*[.$K$1];IF([.E12]=&quot;media&quot;;[.F12]*[.$K$2];IF([.E12]=&quot;alta&quot;;[.F12]*[.$K$3];[.F12]*[.$K$4])))" office:value-type="float" office:value="15" calcext:value-type="float">
            <text:p>15</text:p>
          </table:table-cell>
          <table:table-cell table:style-name="ce31" table:formula="of:=ROUND([.G12]*[.$O$15];0)" office:value-type="float" office:value="1041117" calcext:value-type="float">
            <text:p>1,041,117</text:p>
          </table:table-cell>
          <table:table-cell table:style-name="ce37"/>
          <table:table-cell table:style-name="ce38" office:value-type="string" calcext:value-type="string">
            <text:p>pruebas</text:p>
          </table:table-cell>
          <table:table-cell table:style-name="ce39" table:formula="of:=+[.K7]*0.22" office:value-type="string" office:string-value="1.54" calcext:value-type="string">
            <text:p>1.54</text:p>
          </table:table-cell>
          <table:table-cell table:style-name="ce41" office:value-type="float" office:value="3500000" calcext:value-type="float">
            <text:p>3,500,000</text:p>
          </table:table-cell>
          <table:table-cell table:style-name="ce41" table:formula="of:=+[.L12]*[.$K$6]" office:value-type="float" office:value="8925000" calcext:value-type="float">
            <text:p>8,925,000</text:p>
          </table:table-cell>
          <table:table-cell table:style-name="ce43" table:formula="of:=+[.M12]/160*[.K12]" office:value-type="float" office:value="85903.125" calcext:value-type="float">
            <text:p>85,903.13</text:p>
          </table:table-cell>
          <table:table-cell table:style-name="ce44" table:formula="of:=+[.M12]/160" office:value-type="float" office:value="55781.25" calcext:value-type="float">
            <text:p>55,781.25 </text:p>
          </table:table-cell>
          <table:table-cell table:style-name="ce45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Generar ticket de visita en PDF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C13]&lt;6;IF([.D13]=2;&quot;media&quot;;IF([.D13]&gt;2;&quot;alta&quot;;&quot;baja&quot;));IF([.C13]&lt;11;IF([.D13]&gt;2;&quot;alta&quot;;&quot;media&quot;);IF([.D13]&gt;2;&quot;muy alta&quot;;&quot;alta&quot;)))" office:value-type="string" office:string-value="alta" calcext:value-type="string">
            <text:p>alta</text:p>
          </table:table-cell>
          <table:table-cell table:style-name="ce27" office:value-type="float" office:value="5" calcext:value-type="float">
            <text:p>5</text:p>
          </table:table-cell>
          <table:table-cell table:style-name="ce21" table:formula="of:=IF([.E13]=&quot;baja&quot;;[.F13]*[.$K$1];IF([.E13]=&quot;media&quot;;[.F13]*[.$K$2];IF([.E13]=&quot;alta&quot;;[.F13]*[.$K$3];[.F13]*[.$K$4])))" office:value-type="float" office:value="25" calcext:value-type="float">
            <text:p>25</text:p>
          </table:table-cell>
          <table:table-cell table:style-name="ce32" table:formula="of:=ROUND([.G13]*[.$O$15];0)" office:value-type="float" office:value="1735195" calcext:value-type="float">
            <text:p>1,735,195</text:p>
          </table:table-cell>
          <table:table-cell table:style-name="ce37"/>
          <table:table-cell table:style-name="ce38" office:value-type="string" calcext:value-type="string">
            <text:p>Instalación</text:p>
          </table:table-cell>
          <table:table-cell table:style-name="ce39" table:formula="of:=+[.K7]*0.06" office:value-type="string" office:string-value="0.42" calcext:value-type="string">
            <text:p>0.42</text:p>
          </table:table-cell>
          <table:table-cell table:style-name="ce41" office:value-type="float" office:value="4000000" calcext:value-type="float">
            <text:p>4,000,000</text:p>
          </table:table-cell>
          <table:table-cell table:style-name="ce41" table:formula="of:=+[.L13]*[.$K$6]" office:value-type="float" office:value="10200000" calcext:value-type="float">
            <text:p>10,200,000</text:p>
          </table:table-cell>
          <table:table-cell table:style-name="ce43" table:formula="of:=+[.M13]/160*[.K13]" office:value-type="float" office:value="26775" calcext:value-type="float">
            <text:p>26,775.00</text:p>
          </table:table-cell>
          <table:table-cell table:style-name="ce44" table:formula="of:=+[.M13]/160" office:value-type="float" office:value="63750" calcext:value-type="float">
            <text:p>63,750.00 </text:p>
          </table:table-cell>
          <table:table-cell table:style-name="ce45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Generar reporte de histórico de cita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C14]&lt;6;IF([.D14]=2;&quot;media&quot;;IF([.D14]&gt;2;&quot;alta&quot;;&quot;baja&quot;));IF([.C14]&lt;11;IF([.D14]&gt;2;&quot;alta&quot;;&quot;media&quot;);IF([.D14]&gt;2;&quot;muy alta&quot;;&quot;alta&quot;)))" office:value-type="string" office:string-value="alta" calcext:value-type="string">
            <text:p>alta</text:p>
          </table:table-cell>
          <table:table-cell table:style-name="ce27" office:value-type="float" office:value="5" calcext:value-type="float">
            <text:p>5</text:p>
          </table:table-cell>
          <table:table-cell table:style-name="ce21" table:formula="of:=IF([.E14]=&quot;baja&quot;;[.F14]*[.$K$1];IF([.E14]=&quot;media&quot;;[.F14]*[.$K$2];IF([.E14]=&quot;alta&quot;;[.F14]*[.$K$3];[.F14]*[.$K$4])))" office:value-type="float" office:value="25" calcext:value-type="float">
            <text:p>25</text:p>
          </table:table-cell>
          <table:table-cell table:style-name="ce32" table:formula="of:=ROUND([.G14]*[.$O$15];0)" office:value-type="float" office:value="1735195" calcext:value-type="float">
            <text:p>1,735,195</text:p>
          </table:table-cell>
          <table:table-cell table:style-name="ce37"/>
          <table:table-cell table:style-name="ce38" office:value-type="string" calcext:value-type="string">
            <text:p>documentación</text:p>
          </table:table-cell>
          <table:table-cell table:style-name="ce39" table:formula="of:=+[.K7]*0.06" office:value-type="string" office:string-value="0.42" calcext:value-type="string">
            <text:p>0.42</text:p>
          </table:table-cell>
          <table:table-cell table:style-name="ce41" office:value-type="float" office:value="3500000" calcext:value-type="float">
            <text:p>3,500,000</text:p>
          </table:table-cell>
          <table:table-cell table:style-name="ce41" table:formula="of:=+[.L14]*[.$K$6]" office:value-type="float" office:value="8925000" calcext:value-type="float">
            <text:p>8,925,000</text:p>
          </table:table-cell>
          <table:table-cell table:style-name="ce43" table:formula="of:=+[.M14]/160*[.K14]" office:value-type="float" office:value="23428.125" calcext:value-type="float">
            <text:p>23,428.13</text:p>
          </table:table-cell>
          <table:table-cell table:style-name="ce44" table:formula="of:=+[.M14]/160" office:value-type="float" office:value="55781.25" calcext:value-type="float">
            <text:p>55,781.25 </text:p>
          </table:table-cell>
          <table:table-cell table:style-name="ce45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Generar métricas del aplicativo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IF([.C15]&lt;6;IF([.D15]=2;&quot;media&quot;;IF([.D15]&gt;2;&quot;alta&quot;;&quot;baja&quot;));IF([.C15]&lt;11;IF([.D15]&gt;2;&quot;alta&quot;;&quot;media&quot;);IF([.D15]&gt;2;&quot;muy alta&quot;;&quot;alta&quot;)))" office:value-type="string" office:string-value="muy alta" calcext:value-type="string">
            <text:p>muy alta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formula="of:=IF([.E15]=&quot;baja&quot;;[.F15]*[.$K$1];IF([.E15]=&quot;media&quot;;[.F15]*[.$K$2];IF([.E15]=&quot;alta&quot;;[.F15]*[.$K$3];[.F15]*[.$K$4])))" office:value-type="float" office:value="100" calcext:value-type="float">
            <text:p>100</text:p>
          </table:table-cell>
          <table:table-cell table:style-name="ce33" table:formula="of:=ROUND([.G15]*[.$O$15];0)" office:value-type="float" office:value="6940781" calcext:value-type="float">
            <text:p>6,940,781</text:p>
          </table:table-cell>
          <table:table-cell table:style-name="ce37"/>
          <table:table-cell table:style-name="ce38" office:value-type="string" calcext:value-type="string">
            <text:p>totales</text:p>
          </table:table-cell>
          <table:table-cell table:style-name="ce39" table:formula="of:=SUM([.K9:.K14])" office:value-type="float" office:value="0" calcext:value-type="float">
            <text:p>0</text:p>
          </table:table-cell>
          <table:table-cell table:style-name="ce41" table:formula="of:=SUM([.L9:.L14])" office:value-type="float" office:value="24500000" calcext:value-type="float">
            <text:p>24,500,000</text:p>
          </table:table-cell>
          <table:table-cell table:style-name="ce41" table:formula="of:=SUM([.M9:.M14])" office:value-type="float" office:value="62475000" calcext:value-type="float">
            <text:p>62,475,000</text:p>
          </table:table-cell>
          <table:table-cell table:style-name="ce43" table:formula="of:=SUM([.N9:.N14])" office:value-type="float" office:value="485854.6875" calcext:value-type="float">
            <text:p>485,854.69</text:p>
          </table:table-cell>
          <table:table-cell table:style-name="ce44" table:formula="of:=+[.N15]/[.K15]" office:value-type="string" office:string-value="69,407.81" calcext:value-type="string">
            <text:p>69,407.81 </text:p>
          </table:table-cell>
          <table:table-cell table:style-name="ce19" table:number-columns-repeated="1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5">
            <text:p>Integración</text:p>
          </table:table-cell>
          <table:table-cell table:style-name="ce12" office:value-type="string" calcext:value-type="string">
            <text:p>Integrar modulo de documentos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IF([.C16]&lt;6;IF([.D16]=2;&quot;media&quot;;IF([.D16]&gt;2;&quot;alta&quot;;&quot;baja&quot;));IF([.C16]&lt;11;IF([.D16]&gt;2;&quot;alta&quot;;&quot;media&quot;);IF([.D16]&gt;2;&quot;muy alta&quot;;&quot;alta&quot;)))" office:value-type="string" office:string-value="alta" calcext:value-type="string">
            <text:p>alta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formula="of:=IF([.E16]=&quot;baja&quot;;[.F16]*[.$K$1];IF([.E16]=&quot;media&quot;;[.F16]*[.$K$2];IF([.E16]=&quot;alta&quot;;[.F16]*[.$K$3];[.F16]*[.$K$4])))" office:value-type="float" office:value="20" calcext:value-type="float">
            <text:p>20</text:p>
          </table:table-cell>
          <table:table-cell table:style-name="ce31" table:formula="of:=ROUND([.G16]*[.$O$15];0)" office:value-type="float" office:value="1388156" calcext:value-type="float">
            <text:p>1,388,156</text:p>
          </table:table-cell>
          <table:table-cell table:style-name="ce37"/>
          <table:table-cell table:style-name="ce19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Integrar modulo de registro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C17]&lt;6;IF([.D17]=2;&quot;media&quot;;IF([.D17]&gt;2;&quot;alta&quot;;&quot;baja&quot;));IF([.C17]&lt;11;IF([.D17]&gt;2;&quot;alta&quot;;&quot;media&quot;);IF([.D17]&gt;2;&quot;muy alta&quot;;&quot;alta&quot;)))" office:value-type="string" office:string-value="alta" calcext:value-type="string">
            <text:p>alta</text:p>
          </table:table-cell>
          <table:table-cell table:style-name="ce27" office:value-type="float" office:value="5" calcext:value-type="float">
            <text:p>5</text:p>
          </table:table-cell>
          <table:table-cell table:style-name="ce21" table:formula="of:=IF([.E17]=&quot;baja&quot;;[.F17]*[.$K$1];IF([.E17]=&quot;media&quot;;[.F17]*[.$K$2];IF([.E17]=&quot;alta&quot;;[.F17]*[.$K$3];[.F17]*[.$K$4])))" office:value-type="float" office:value="25" calcext:value-type="float">
            <text:p>25</text:p>
          </table:table-cell>
          <table:table-cell table:style-name="ce32" table:formula="of:=ROUND([.G17]*[.$O$15];0)" office:value-type="float" office:value="1735195" calcext:value-type="float">
            <text:p>1,735,195</text:p>
          </table:table-cell>
          <table:table-cell table:style-name="ce37"/>
          <table:table-cell table:style-name="ce19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Integrar modulo de solicitud de visit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C18]&lt;6;IF([.D18]=2;&quot;media&quot;;IF([.D18]&gt;2;&quot;alta&quot;;&quot;baja&quot;));IF([.C18]&lt;11;IF([.D18]&gt;2;&quot;alta&quot;;&quot;media&quot;);IF([.D18]&gt;2;&quot;muy alta&quot;;&quot;alta&quot;)))" office:value-type="string" office:string-value="media" calcext:value-type="string">
            <text:p>media</text:p>
          </table:table-cell>
          <table:table-cell table:style-name="ce27" office:value-type="float" office:value="1" calcext:value-type="float">
            <text:p>1</text:p>
          </table:table-cell>
          <table:table-cell table:style-name="ce21" table:formula="of:=IF([.E18]=&quot;baja&quot;;[.F18]*[.$K$1];IF([.E18]=&quot;media&quot;;[.F18]*[.$K$2];IF([.E18]=&quot;alta&quot;;[.F18]*[.$K$3];[.F18]*[.$K$4])))" office:value-type="float" office:value="3" calcext:value-type="float">
            <text:p>3</text:p>
          </table:table-cell>
          <table:table-cell table:style-name="ce32" table:formula="of:=ROUND([.G18]*[.$O$15];0)" office:value-type="float" office:value="208223" calcext:value-type="float">
            <text:p>208,223</text:p>
          </table:table-cell>
          <table:table-cell table:style-name="ce37"/>
          <table:table-cell table:style-name="ce19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4" office:value-type="string" calcext:value-type="string">
            <text:p>Integrar modulo verificación de requerimientos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IF([.C19]&lt;6;IF([.D19]=2;&quot;media&quot;;IF([.D19]&gt;2;&quot;alta&quot;;&quot;baja&quot;));IF([.C19]&lt;11;IF([.D19]&gt;2;&quot;alta&quot;;&quot;media&quot;);IF([.D19]&gt;2;&quot;muy alta&quot;;&quot;alta&quot;)))" office:value-type="string" office:string-value="alta" calcext:value-type="string">
            <text:p>alta</text:p>
          </table:table-cell>
          <table:table-cell table:style-name="ce26" office:value-type="float" office:value="2" calcext:value-type="float">
            <text:p>2</text:p>
          </table:table-cell>
          <table:table-cell table:style-name="ce22" table:formula="of:=IF([.E19]=&quot;baja&quot;;[.F19]*[.$K$1];IF([.E19]=&quot;media&quot;;[.F19]*[.$K$2];IF([.E19]=&quot;alta&quot;;[.F19]*[.$K$3];[.F19]*[.$K$4])))" office:value-type="float" office:value="10" calcext:value-type="float">
            <text:p>10</text:p>
          </table:table-cell>
          <table:table-cell table:style-name="ce33" table:formula="of:=ROUND([.G19]*[.$O$15];0)" office:value-type="float" office:value="694078" calcext:value-type="float">
            <text:p>694,078</text:p>
          </table:table-cell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covered-table-cell table:style-name="ce4"/>
          <table:table-cell table:style-name="ce14" office:value-type="string" calcext:value-type="string">
            <text:p>Integrar modulo de agendamiento de citas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IF([.C20]&lt;6;IF([.D20]=2;&quot;media&quot;;IF([.D20]&gt;2;&quot;alta&quot;;&quot;baja&quot;));IF([.C20]&lt;11;IF([.D20]&gt;2;&quot;alta&quot;;&quot;media&quot;);IF([.D20]&gt;2;&quot;muy alta&quot;;&quot;alta&quot;)))" office:value-type="string" office:string-value="alta" calcext:value-type="string">
            <text:p>alta</text:p>
          </table:table-cell>
          <table:table-cell table:style-name="ce26" office:value-type="float" office:value="2" calcext:value-type="float">
            <text:p>2</text:p>
          </table:table-cell>
          <table:table-cell table:style-name="ce22" table:formula="of:=IF([.E20]=&quot;baja&quot;;[.F20]*[.$K$1];IF([.E20]=&quot;media&quot;;[.F20]*[.$K$2];IF([.E20]=&quot;alta&quot;;[.F20]*[.$K$3];[.F20]*[.$K$4])))" office:value-type="float" office:value="10" calcext:value-type="float">
            <text:p>10</text:p>
          </table:table-cell>
          <table:table-cell table:style-name="ce33" table:formula="of:=ROUND([.G20]*[.$O$15];0)" office:value-type="float" office:value="694078" calcext:value-type="float">
            <text:p>694,078</text:p>
          </table:table-cell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6" table:number-columns-spanned="5" table:number-rows-spanned="2"/>
          <table:covered-table-cell table:number-columns-repeated="4"/>
          <table:table-cell table:style-name="ce28" office:value-type="string" calcext:value-type="string" table:number-columns-spanned="1" table:number-rows-spanned="2">
            <text:p>TOTALES</text:p>
          </table:table-cell>
          <table:table-cell table:style-name="ce30" table:formula="of:=SUM([.G2:.G20])" office:value-type="float" office:value="488" calcext:value-type="float" table:number-columns-spanned="1" table:number-rows-spanned="2">
            <text:p>488</text:p>
          </table:table-cell>
          <table:table-cell table:style-name="ce35" table:formula="of:=SUM([.H2:.H20])" office:value-type="float" office:value="33871007" calcext:value-type="float" table:number-columns-spanned="1" table:number-rows-spanned="2">
            <text:p>33,871,007.00 </text:p>
          </table:table-cell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covered-table-cell table:style-name="ce7"/>
          <table:covered-table-cell table:number-columns-repeated="4"/>
          <table:covered-table-cell table:number-columns-repeated="3" table:style-name="ce29"/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table-cell table:number-columns-repeated="9"/>
          <table:table-cell table:style-name="ce19" table:number-columns-repeated="2"/>
          <table:table-cell table:style-name="ce42"/>
          <table:table-cell table:style-name="ce19" table:number-columns-repeated="14"/>
          <table:table-cell table:number-columns-repeated="998"/>
        </table:table-row>
        <table:table-row table:style-name="ro3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3" table:number-rows-repeated="4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8" office:value-type="string" calcext:value-type="string">
            <text:p>Observaciones</text:p>
          </table:table-cell>
          <table:table-cell table:style-name="ce16" office:value-type="string" calcext:value-type="string">
            <text:p>1. Cantidad de campos </text:p>
          </table:table-cell>
          <table:table-cell table:style-name="ce16" office:value-type="string" calcext:value-type="string">
            <text:p>Notificación de citas en espera</text:p>
          </table:table-cell>
          <table:table-cell table:style-name="ce16"/>
          <table:table-cell table:style-name="ce16" office:value-type="string" calcext:value-type="string">
            <text:p>1 = Es el estado de la solicitud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Notificación de respuesta de solicitud</text:p>
          </table:table-cell>
          <table:table-cell table:style-name="ce16"/>
          <table:table-cell table:style-name="ce16" office:value-type="string" calcext:value-type="string">
            <text:p>1= Estado de la solicitud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Boletín de recomendaciones</text:p>
          </table:table-cell>
          <table:table-cell table:style-name="ce16"/>
          <table:table-cell table:style-name="ce16" office:value-type="string" calcext:value-type="string">
            <text:p>2 = Uno es el tipo de recomendación y otro es la descripción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Cargador de archivos</text:p>
          </table:table-cell>
          <table:table-cell table:style-name="ce16"/>
          <table:table-cell table:style-name="ce16" office:value-type="string" calcext:value-type="string">
            <text:p>5 archivos</text:p>
          </table:table-cell>
          <table:table-cell table:style-name="ce16" office:value-type="string" calcext:value-type="string">
            <text:p>Cédul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Fot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Certificado parentesc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Notificación extrajudicial (menores)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Certificado condición especial o médic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4">
          <table:table-cell table:style-name="ce9"/>
          <table:table-cell table:style-name="ce16"/>
          <table:table-cell table:style-name="ce16" office:value-type="string" calcext:value-type="string">
            <text:p>Generación de ticket de visita</text:p>
          </table:table-cell>
          <table:table-cell table:style-name="ce16" table:number-columns-repeated="2"/>
          <table:table-cell table:style-name="ce16" office:value-type="string" calcext:value-type="string">
            <text:p>Nombre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5">
          <table:table-cell table:style-name="ce9"/>
          <table:table-cell table:style-name="ce16" table:number-columns-repeated="4"/>
          <table:table-cell table:style-name="ce16" office:value-type="string" calcext:value-type="string">
            <text:p>Apellid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Cédul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Turno/ID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Id reclus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Pati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Fech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Generación de histórico</text:p>
          </table:table-cell>
          <table:table-cell table:style-name="ce16"/>
          <table:table-cell table:style-name="ce16" office:value-type="string" calcext:value-type="string">
            <text:p>7= mismos campos de Generación de ticket de visita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7" office:value-type="string" calcext:value-type="string" table:number-columns-spanned="1" table:number-rows-spanned="3">
            <text:p>2. Creación de métricas: Medidas de rendimiento trazadas con el aplicativo, necesita la información de las citas para evaluar el conjunto de datos de acuerdo al criterio seleccionado</text:p>
          </table:table-cell>
          <table:table-cell table:style-name="ce16" office:value-type="string" calcext:value-type="string">
            <text:p>Por recinto carcela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covered-table-cell table:style-name="ce18"/>
          <table:table-cell table:style-name="ce16" office:value-type="string" calcext:value-type="string">
            <text:p>Por dia de visita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covered-table-cell table:style-name="ce18"/>
          <table:table-cell table:style-name="ce16" office:value-type="string" calcext:value-type="string">
            <text:p>Por citas logradas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office:value-type="string" calcext:value-type="string">
            <text:p>3. Pendientes </text:p>
          </table:table-cell>
          <table:table-cell table:style-name="ce16" office:value-type="string" calcext:value-type="string">
            <text:p>Me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 table:number-rows-repeated="14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6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2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3" table:number-rows-repeated="3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2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2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3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1" table:number-rows-repeated="167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3" table:number-rows-repeated="762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1" meta:object-count="0"/>
    <meta:generator>LibreOfficeDev/5.1.0.3$Linux_X86_64 LibreOffice_project/</meta:generator>
  </office:meta>
</office:document-meta>
</file>